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g sans" svg:font-family="'gg sans', 'Noto Sans',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line-height="137%" fo:text-indent="0cm" style:auto-text-indent="false" fo:padding="0cm" fo:border="none"/>
    </style:style>
    <style:style style:name="P2" style:family="paragraph" style:parent-style-name="Text_20_body" style:list-style-name="L2">
      <style:paragraph-properties fo:margin-top="0cm" fo:margin-bottom="0cm" fo:line-height="137%" fo:padding="0cm" fo:border="none"/>
    </style:style>
    <style:style style:name="P3" style:family="paragraph" style:parent-style-name="Text_20_body" style:list-style-name="L3">
      <style:paragraph-properties fo:margin-top="0cm" fo:margin-bottom="0cm" fo:line-height="137%" fo:padding="0cm" fo:border="none"/>
    </style:style>
    <style:style style:name="P4" style:family="paragraph" style:parent-style-name="Text_20_body" style:list-style-name="L4">
      <style:paragraph-properties fo:margin-top="0cm" fo:margin-bottom="0cm" fo:line-height="137%" fo:padding="0cm" fo:border="none"/>
    </style:style>
    <style:style style:name="P5" style:family="paragraph" style:parent-style-name="Text_20_body" style:list-style-name="L5">
      <style:paragraph-properties fo:margin-top="0cm" fo:margin-bottom="0cm" fo:line-height="137%" fo:padding="0cm" fo:border="none"/>
    </style:style>
    <style:style style:name="T1" style:family="text">
      <style:text-properties fo:font-size="12pt"/>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document is for hotel xyz. The below document is a template to generate a cover letter. A cover letter is generated when some asked about hiring a venue in hotel xyz for many events as described in the cover letter.</text:span></text:p>
      <text:p text:style-name="P1"><text:span text:style-name="T1"/></text:p>
      <text:p text:style-name="P1"><text:span text:style-name="T1">Cover Letter:</text:span></text:p>
      <text:p text:style-name="P1"><text:span text:style-name="T1">[name]</text:span></text:p>
      <text:p text:style-name="P1"><text:span text:style-name="T1">[company name]</text:span></text:p>
      <text:p text:style-name="P1"><text:span text:style-name="T1">[address]</text:span></text:p>
      <text:p text:style-name="P1"><text:span text:style-name="T1"/></text:p>
      <text:p text:style-name="P1"><text:span text:style-name="T1">Dear [name],</text:span></text:p>
      <text:p text:style-name="P1"><text:span text:style-name="T1">Thank you for considering hotel XYZ as the potential venue for your upcoming Holiday Party event. We're excited about the opportunity to collaborate and assist in making your event a memorable success.</text:span></text:p>
      <text:p text:style-name="P1"><text:span text:style-name="T1">We understand your requirements for hosting various activities, including a festive Award Ceremony for approximately 200 guests, Holiday-themed Board Meetings, a Conference Meet, a creative Trade Show event, a Team-Building Activity, and a Product Launching Event.</text:span></text:p>
      <text:p text:style-name="P1"><text:span text:style-name="T1">We're dedicated to providing you with the perfect spaces and resources to bring these elements to life.</text:span></text:p>
      <text:p text:style-name="P1"><text:span text:style-name="T1"/></text:p>
      <text:p text:style-name="P1"><text:span text:style-name="T1">In this proposal, you'll find that our venue's offerings align with your event's diverse needs. Our team is committed to ensuring your event's success and creating an atmosphere that reflects the spirit of the holiday season.</text:span></text:p>
      <text:p text:style-name="P1"><text:span text:style-name="T1">We look forward to the possibility of working together to make your Holiday Party event truly exceptional. Please feel free to contact us to discuss the details further.</text:span></text:p>
      <text:p text:style-name="P1"><text:span text:style-name="T1"/></text:p>
      <text:p text:style-name="P1"><text:span text:style-name="T1">Warm regards,</text:span></text:p>
      <text:p text:style-name="P1"><text:span text:style-name="T1">John Doe</text:span></text:p>
      <text:p text:style-name="P1"><text:span text:style-name="T1">Event Manager</text:span></text:p>
      <text:p text:style-name="P1"><text:span text:style-name="T1">Hotel XYZ</text:span></text:p>
      <text:p text:style-name="P1"><text:span text:style-name="T1"/></text:p>
      <text:p text:style-name="P1"><text:span text:style-name="T1">Proposal:</text:span></text:p>
      <text:p text:style-name="P1"><text:span text:style-name="T1">ABC Events' upcoming Holiday Party event offers an exciting opportunity to celebrate the festive season in style. With a focus on diverse activities, including an Award Ceremony, Board Meetings, Conference Meet, Trade Show, Team-Building Activity and Product Launching Event, the event promises to be engaging and memorable.</text:span></text:p>
      <text:p text:style-name="P1"><text:span text:style-name="T1">Hotel XYZ is well-equipped to cater to your event's specific needs, offering versatile spaces that can accommodate a range of activities. Our commitment to excellence ensures that each aspect of your event will be well-supported, allowing your attendees to fully immerse themselves in the </text:span><text:soft-page-break/><text:span text:style-name="T1">holiday festivities.</text:span></text:p>
      <text:p text:style-name="P1"><text:span text:style-name="T1">Facilities:</text:span></text:p>
      <text:list xml:id="list8045452655451998993" text:style-name="L2">
        <text:list-item>
          <text:p text:style-name="P2"><text:span text:style-name="T1">A hall suitable for the festive Award Ceremony, accommodating around 200 guests.</text:span></text:p>
        </text:list-item>
        <text:list-item>
          <text:p text:style-name="P2"><text:span text:style-name="T1">Dedicated spaces for the Holiday-themed</text:span></text:p>
        </text:list-item>
        <text:list-item>
          <text:p text:style-name="P2"><text:span text:style-name="T1">Board Meetings and Conference Meet.</text:span></text:p>
        </text:list-item>
        <text:list-item>
          <text:p text:style-name="P2"><text:span text:style-name="T1">A creative Trade Show area designed to showcase products and services.</text:span></text:p>
        </text:list-item>
        <text:list-item>
          <text:p text:style-name="P2"><text:span text:style-name="T1">A versatile room for the Team-Building Activity to encourage collaboration and camaraderie.</text:span></text:p>
        </text:list-item>
        <text:list-item>
          <text:p text:style-name="P2"><text:span text:style-name="T1">A designated area for the Product Launching Event, complete with multimedia capabilities.</text:span></text:p>
        </text:list-item>
      </text:list>
      <text:p text:style-name="P1"><text:span text:style-name="T1"><text:line-break/>Event Planning:</text:span></text:p>
      <text:list xml:id="list1202088505989840279" text:style-name="L3">
        <text:list-item>
          <text:p text:style-name="P3"><text:span text:style-name="T1">Collaborative event planning and implementation services from pre-event preparations to the event's conclusion.</text:span></text:p>
        </text:list-item>
        <text:list-item>
          <text:p text:style-name="P3"><text:span text:style-name="T1">Detailed floor plans tailored to each activity's requirements.</text:span></text:p>
        </text:list-item>
        <text:list-item>
          <text:p text:style-name="P3"><text:span text:style-name="T1">Timelines, event expense reports, and coordination with in-house and external service providers.</text:span></text:p>
        </text:list-item>
      </text:list>
      <text:p text:style-name="P1"><text:span text:style-name="T1"><text:line-break/>Catering:</text:span></text:p>
      <text:list xml:id="list7362653884619185134" text:style-name="L4">
        <text:list-item>
          <text:p text:style-name="P4"><text:span text:style-name="T1">Customizable catering options, including holiday-themed menus.</text:span></text:p>
        </text:list-item>
        <text:list-item>
          <text:p text:style-name="P4"><text:span text:style-name="T1">Accommodation of dietary preferences and restrictions for a delightful dining experience.</text:span></text:p>
        </text:list-item>
        <text:list-item>
          <text:p text:style-name="P4"><text:span text:style-name="T1">Technology:</text:span></text:p>
        </text:list-item>
        <text:list-item>
          <text:p text:style-name="P4"><text:span text:style-name="T1">State-of-the-art audiovisual equipment to enhance presentations and interactions.</text:span></text:p>
        </text:list-item>
        <text:list-item>
          <text:p text:style-name="P4"><text:span text:style-name="T1">Accommodation:</text:span></text:p>
        </text:list-item>
        <text:list-item>
          <text:p text:style-name="P4"><text:span text:style-name="T1">Options for special rates on accommodations for event attendees requiring overnight stays.</text:span></text:p>
        </text:list-item>
      </text:list>
      <text:p text:style-name="P1"><text:span text:style-name="T1"/></text:p>
      <text:p text:style-name="P1"><text:span text:style-name="T1">Transportation:</text:span></text:p>
      <text:list xml:id="list4255217387220622325" text:style-name="L5">
        <text:list-item>
          <text:p text:style-name="P5"><text:span text:style-name="T1">Convenient transportation access for attendees.</text:span></text:p>
        </text:list-item>
        <text:list-item>
          <text:p text:style-name="P5"><text:span text:style-name="T1">With hotel XYZ's exceptional facilities, dedicated staff, and commitment to delivering high-quality events, your ABC Events' Holiday Party is poised to become a festive and memorable occasion. We're excited to collaborate with you to make this event a resounding success. Please don't hesitate to reach out for further discussions and planning.</text:span></text:p>
        </text:list-item>
      </text:list>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g sans" svg:font-family="'gg sans', 'Noto Sans',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9T17:21:10.02</meta:creation-date>
    <meta:document-statistic meta:table-count="0" meta:image-count="0" meta:object-count="0" meta:page-count="2" meta:paragraph-count="39" meta:word-count="490" meta:character-count="3384"/>
    <dc:date>2023-08-19T17:35:14.80</dc:date>
    <meta:editing-duration>PT14M8S</meta:editing-duration>
    <meta:editing-cycles>1</meta:editing-cycles>
    <meta:generator>OpenOffice/4.1.9$Win32 OpenOffice.org_project/419m1$Build-9805</meta:generator>
  </office:meta>
</office:document-meta>
</file>